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4"/>
    <style:style style:name="ce2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3646in" svg:y="1.6189in">
            <draw:object draw:notify-on-update-of-ranges="Sheet1.A1:Sheet1.A8 Sheet1.C1:Sheet1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in" svg:height="3.5449in" svg:x="5.3984in" svg:y="7.8012in">
            <draw:object draw:notify-on-update-of-ranges="Sheet1.H33:Sheet1.H41 Sheet1.I32:Sheet1.I32 Sheet1.I33:Sheet1.I41 Sheet1.J32:Sheet1.J32 Sheet1.J33:Sheet1.J41 Sheet1.K32:Sheet1.K32 Sheet1.K33:Sheet1.K41 Sheet1.L32:Sheet1.L32 Sheet1.L33:Sheet1.L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8.115in" svg:height="4.5626in" svg:x="4.5024in" svg:y="12.9898in">
            <draw:object draw:notify-on-update-of-ranges="Sheet1.C70:Sheet1.C99 Sheet1.D70:Sheet1.D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.2" calcext:value-type="float">
            <text:p>0.2</text:p>
          </table:table-cell>
          <table:table-cell table:style-name="ce1" office:value-type="float" office:value="0.0370320715010166" calcext:value-type="float">
            <text:p>0.03703</text:p>
          </table:table-cell>
          <table:table-cell table:style-name="ce2" office:value-type="float" office:value="0.989837408065796" calcext:value-type="float">
            <text:p>0.98984</text:p>
          </table:table-cell>
          <table:table-cell office:value-type="float" office:value="1968" calcext:value-type="float">
            <text:p>1968</text:p>
          </table:table-cell>
          <table:table-cell table:number-columns-repeated="3"/>
          <table:table-cell office:value-type="string" calcext:value-type="string">
            <text:p>LENGTH</text:p>
          </table:table-cell>
          <table:table-cell office:value-type="string" calcext:value-type="string">
            <text:p>VERG</text:p>
          </table:table-cell>
          <table:table-cell office:value-type="float" office:value="9840" calcext:value-type="float">
            <text:p>9840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1" office:value-type="float" office:value="0.0312001202255487" calcext:value-type="float">
            <text:p>0.03120</text:p>
          </table:table-cell>
          <table:table-cell table:style-name="ce2" office:value-type="float" office:value="0.990447163581848" calcext:value-type="float">
            <text:p>0.99045</text:p>
          </table:table-cell>
          <table:table-cell office:value-type="float" office:value="2952" calcext:value-type="float">
            <text:p>2952</text:p>
          </table:table-cell>
          <table:table-cell table:number-columns-repeated="4"/>
          <table:table-cell office:value-type="string" calcext:value-type="string">
            <text:p>CATULL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1" office:value-type="float" office:value="0.0376657769083977" calcext:value-type="float">
            <text:p>0.03767</text:p>
          </table:table-cell>
          <table:table-cell table:style-name="ce2" office:value-type="float" office:value="0.988732218742371" calcext:value-type="float">
            <text:p>0.98873</text:p>
          </table:table-cell>
          <table:table-cell office:value-type="float" office:value="3936" calcext:value-type="float">
            <text:p>3936</text:p>
          </table:table-cell>
          <table:table-cell table:number-columns-repeated="4"/>
          <table:table-cell office:value-type="string" calcext:value-type="string">
            <text:p>IVV</text:p>
          </table:table-cell>
          <table:table-cell office:value-type="float" office:value="3833" calcext:value-type="float">
            <text:p>383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414990074932575" calcext:value-type="float">
            <text:p>0.04150</text:p>
          </table:table-cell>
          <table:table-cell table:style-name="ce2" office:value-type="float" office:value="0.987296760082245" calcext:value-type="float">
            <text:p>0.98730</text:p>
          </table:table-cell>
          <table:table-cell office:value-type="float" office:value="4920" calcext:value-type="float">
            <text:p>4920</text:p>
          </table:table-cell>
          <table:table-cell table:number-columns-repeated="4"/>
          <table:table-cell office:value-type="string" calcext:value-type="string">
            <text:p>LVCR</text:p>
          </table:table-cell>
          <table:table-cell office:value-type="float" office:value="7365" calcext:value-type="float">
            <text:p>7365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521991550922394" calcext:value-type="float">
            <text:p>0.05220</text:p>
          </table:table-cell>
          <table:table-cell table:style-name="ce2" office:value-type="float" office:value="0.982765913009644" calcext:value-type="float">
            <text:p>0.98277</text:p>
          </table:table-cell>
          <table:table-cell office:value-type="float" office:value="5904" calcext:value-type="float">
            <text:p>5904</text:p>
          </table:table-cell>
          <table:table-cell table:number-columns-repeated="4"/>
          <table:table-cell office:value-type="string" calcext:value-type="string">
            <text:p>OV</text:p>
          </table:table-cell>
          <table:table-cell office:value-type="float" office:value="11983" calcext:value-type="float">
            <text:p>11983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870147049427033" calcext:value-type="float">
            <text:p>0.08701</text:p>
          </table:table-cell>
          <table:table-cell table:style-name="ce2" office:value-type="float" office:value="0.970542967319489" calcext:value-type="float">
            <text:p>0.97054</text:p>
          </table:table-cell>
          <table:table-cell office:value-type="float" office:value="6888" calcext:value-type="float">
            <text:p>6888</text:p>
          </table:table-cell>
          <table:table-cell table:number-columns-repeated="4"/>
          <table:table-cell office:value-type="string" calcext:value-type="string">
            <text:p>PERS</text:p>
          </table:table-cell>
          <table:table-cell office:value-type="float" office:value="649" calcext:value-type="float">
            <text:p>649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860677286982536" calcext:value-type="float">
            <text:p>0.08607</text:p>
          </table:table-cell>
          <table:table-cell table:style-name="ce2" office:value-type="float" office:value="0.96931529045105" calcext:value-type="float">
            <text:p>0.96932</text:p>
          </table:table-cell>
          <table:table-cell office:value-type="float" office:value="7872" calcext:value-type="float">
            <text:p>7872</text:p>
          </table:table-cell>
          <table:table-cell table:number-columns-repeated="8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161527752876282" calcext:value-type="float">
            <text:p>0.16153</text:p>
          </table:table-cell>
          <table:table-cell table:style-name="ce2" office:value-type="float" office:value="0.941079497337341" calcext:value-type="float">
            <text:p>0.94108</text:p>
          </table:table-cell>
          <table:table-cell office:value-type="float" office:value="8856" calcext:value-type="float">
            <text:p>8856</text:p>
          </table:table-cell>
          <table:table-cell table:number-columns-repeated="4"/>
          <table:table-cell office:value-type="string" calcext:value-type="string">
            <text:p>CATVLL-carm.pickle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VV-satu.pickle</text:p>
          </table:table-cell>
          <table:table-cell office:value-type="float" office:value="3833" calcext:value-type="float">
            <text:p>383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LVCR-rena.pickle</text:p>
          </table:table-cell>
          <table:table-cell office:value-type="float" office:value="7365" calcext:value-type="float">
            <text:p>736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V-amo.pickle</text:p>
          </table:table-cell>
          <table:table-cell office:value-type="float" office:value="2453" calcext:value-type="float">
            <text:p>245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V-ele.pickle</text:p>
          </table:table-cell>
          <table:table-cell office:value-type="float" office:value="19644" calcext:value-type="float">
            <text:p>1964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V-epis.pickle</text:p>
          </table:table-cell>
          <table:table-cell office:value-type="float" office:value="3947" calcext:value-type="float">
            <text:p>394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V-fast.pickle</text:p>
          </table:table-cell>
          <table:table-cell office:value-type="float" office:value="4966" calcext:value-type="float">
            <text:p>496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V-ibis.pickle</text:p>
          </table:table-cell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V-medi.pickle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V-meta.pickle</text:p>
          </table:table-cell>
          <table:table-cell office:value-type="float" office:value="11983" calcext:value-type="float">
            <text:p>1198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V-pon.pickle</text:p>
          </table:table-cell>
          <table:table-cell office:value-type="float" office:value="3191" calcext:value-type="float">
            <text:p>319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V-reme.pickle</text:p>
          </table:table-cell>
          <table:table-cell office:value-type="float" office:value="814" calcext:value-type="float">
            <text:p>81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V-tri.pickle</text:p>
          </table:table-cell>
          <table:table-cell office:value-type="float" office:value="3531" calcext:value-type="float">
            <text:p>353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ERS-satu.pickle</text:p>
          </table:table-cell>
          <table:table-cell office:value-type="float" office:value="649" calcext:value-type="float">
            <text:p>64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ROP-ele.pickle</text:p>
          </table:table-cell>
          <table:table-cell office:value-type="float" office:value="3996" calcext:value-type="float">
            <text:p>399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TIB-ele.pickle</text:p>
          </table:table-cell>
          <table:table-cell office:value-type="float" office:value="1420" calcext:value-type="float">
            <text:p>142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VERG-aene.pickle</text:p>
          </table:table-cell>
          <table:table-cell office:value-type="float" office:value="9840" calcext:value-type="float">
            <text:p>9840</text:p>
          </table:table-cell>
          <table:table-cell table:number-columns-repeated="2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ize train</text:p>
          </table:table-cell>
          <table:table-cell office:value-type="string" calcext:value-type="string">
            <text:p>Size split</text:p>
          </table:table-cell>
          <table:table-cell/>
          <table:table-cell office:value-type="string" calcext:value-type="string">
            <text:p>Split</text:p>
          </table:table-cell>
          <table:table-cell office:value-type="string" calcext:value-type="string">
            <text:p>IVV</text:p>
          </table:table-cell>
          <table:table-cell office:value-type="string" calcext:value-type="string">
            <text:p>LUCR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VERG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0.0632845610380173" calcext:value-type="float">
            <text:p>0.06328</text:p>
          </table:table-cell>
          <table:table-cell table:style-name="ce2" office:value-type="float" office:value="0.976180553436279" calcext:value-type="float">
            <text:p>0.97618</text:p>
          </table:table-cell>
          <table:table-cell office:value-type="float" office:value="2880" calcext:value-type="float">
            <text:p>288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2" office:value-type="float" office:value="0.976180553436279" calcext:value-type="float">
            <text:p>0.97618</text:p>
          </table:table-cell>
          <table:table-cell table:style-name="ce2" office:value-type="float" office:value="0.978055536746979" calcext:value-type="float">
            <text:p>0.97806</text:p>
          </table:table-cell>
          <table:table-cell table:style-name="ce2" office:value-type="float" office:value="0.976242661476135" calcext:value-type="float">
            <text:p>0.97624</text:p>
          </table:table-cell>
          <table:table-cell table:style-name="ce2" office:value-type="float" office:value="0.98048609495163" calcext:value-type="float">
            <text:p>0.98049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0.0699075311422348" calcext:value-type="float">
            <text:p>0.06991</text:p>
          </table:table-cell>
          <table:table-cell table:style-name="ce2" office:value-type="float" office:value="0.975601851940155" calcext:value-type="float">
            <text:p>0.97560</text:p>
          </table:table-cell>
          <table:table-cell office:value-type="float" office:value="2520" calcext:value-type="float">
            <text:p>252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2" office:value-type="float" office:value="0.975601851940155" calcext:value-type="float">
            <text:p>0.97560</text:p>
          </table:table-cell>
          <table:table-cell table:style-name="ce2" office:value-type="float" office:value="0.977083325386047" calcext:value-type="float">
            <text:p>0.97708</text:p>
          </table:table-cell>
          <table:table-cell table:style-name="ce2" office:value-type="float" office:value="0.977826535701752" calcext:value-type="float">
            <text:p>0.97783</text:p>
          </table:table-cell>
          <table:table-cell table:style-name="ce2" office:value-type="float" office:value="0.973842620849609" calcext:value-type="float">
            <text:p>0.97384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0.089458666741848" calcext:value-type="float">
            <text:p>0.08946</text:p>
          </table:table-cell>
          <table:table-cell table:style-name="ce2" office:value-type="float" office:value="0.968437492847443" calcext:value-type="float">
            <text:p>0.96844</text:p>
          </table:table-cell>
          <table:table-cell office:value-type="float" office:value="2160" calcext:value-type="float">
            <text:p>216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ce2" office:value-type="float" office:value="0.968437492847443" calcext:value-type="float">
            <text:p>0.96844</text:p>
          </table:table-cell>
          <table:table-cell table:style-name="ce2" office:value-type="float" office:value="0.970694422721863" calcext:value-type="float">
            <text:p>0.97069</text:p>
          </table:table-cell>
          <table:table-cell table:style-name="ce2" office:value-type="float" office:value="0.968680560588837" calcext:value-type="float">
            <text:p>0.96868</text:p>
          </table:table-cell>
          <table:table-cell table:style-name="ce2" office:value-type="float" office:value="0.967799723148346" calcext:value-type="float">
            <text:p>0.96780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112194180488586" calcext:value-type="float">
            <text:p>0.11219</text:p>
          </table:table-cell>
          <table:table-cell table:style-name="ce2" office:value-type="float" office:value="0.96122807264328" calcext:value-type="float">
            <text:p>0.96123</text:p>
          </table:table-cell>
          <table:table-cell table:number-columns-repeated="2" office:value-type="float" office:value="1800" calcext:value-type="float">
            <text:p>1800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2" office:value-type="float" office:value="0.96122807264328" calcext:value-type="float">
            <text:p>0.96123</text:p>
          </table:table-cell>
          <table:table-cell table:style-name="ce2" office:value-type="float" office:value="0.959277749061585" calcext:value-type="float">
            <text:p>0.95928</text:p>
          </table:table-cell>
          <table:table-cell table:style-name="ce2" office:value-type="float" office:value="0.965861082077026" calcext:value-type="float">
            <text:p>0.96586</text:p>
          </table:table-cell>
          <table:table-cell table:style-name="ce2" office:value-type="float" office:value="0.959941506385803" calcext:value-type="float">
            <text:p>0.95994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0.11817829310894" calcext:value-type="float">
            <text:p>0.11818</text:p>
          </table:table-cell>
          <table:table-cell table:style-name="ce2" office:value-type="float" office:value="0.95675927400589" calcext:value-type="float">
            <text:p>0.95676</text:p>
          </table:table-cell>
          <table:table-cell office:value-type="float" office:value="1440" calcext:value-type="float">
            <text:p>1440</text:p>
          </table:table-cell>
          <table:table-cell office:value-type="float" office:value="2160" calcext:value-type="float">
            <text:p>2160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ce2" office:value-type="float" office:value="0.95675927400589" calcext:value-type="float">
            <text:p>0.95676</text:p>
          </table:table-cell>
          <table:table-cell table:style-name="ce2" office:value-type="float" office:value="0.960254609584808" calcext:value-type="float">
            <text:p>0.96025</text:p>
          </table:table-cell>
          <table:table-cell table:style-name="ce2" office:value-type="float" office:value="0.958820641040802" calcext:value-type="float">
            <text:p>0.95882</text:p>
          </table:table-cell>
          <table:table-cell table:style-name="ce2" office:value-type="float" office:value="0.959768533706665" calcext:value-type="float">
            <text:p>0.95977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0.159972622990608" calcext:value-type="float">
            <text:p>0.15997</text:p>
          </table:table-cell>
          <table:table-cell table:style-name="ce2" office:value-type="float" office:value="0.939583361148834" calcext:value-type="float">
            <text:p>0.93958</text:p>
          </table:table-cell>
          <table:table-cell office:value-type="float" office:value="1080" calcext:value-type="float">
            <text:p>108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ce2" office:value-type="float" office:value="0.939583361148834" calcext:value-type="float">
            <text:p>0.93958</text:p>
          </table:table-cell>
          <table:table-cell table:style-name="ce2" office:value-type="float" office:value="0.946071445941925" calcext:value-type="float">
            <text:p>0.94607</text:p>
          </table:table-cell>
          <table:table-cell table:style-name="ce2" office:value-type="float" office:value="0.946679174900055" calcext:value-type="float">
            <text:p>0.94668</text:p>
          </table:table-cell>
          <table:table-cell table:style-name="ce2" office:value-type="float" office:value="0.947063505649567" calcext:value-type="float">
            <text:p>0.94706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8" calcext:value-type="float">
            <text:p>0.8</text:p>
          </table:table-cell>
          <table:table-cell table:style-name="ce2" office:value-type="float" office:value="0.189213886857033" calcext:value-type="float">
            <text:p>0.18921</text:p>
          </table:table-cell>
          <table:table-cell table:style-name="ce2" office:value-type="float" office:value="0.927048623561859" calcext:value-type="float">
            <text:p>0.92705</text:p>
          </table:table-cell>
          <table:table-cell office:value-type="float" office:value="720" calcext:value-type="float">
            <text:p>720</text:p>
          </table:table-cell>
          <table:table-cell office:value-type="float" office:value="2880" calcext:value-type="float">
            <text:p>2880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ce2" office:value-type="float" office:value="0.927048623561859" calcext:value-type="float">
            <text:p>0.92705</text:p>
          </table:table-cell>
          <table:table-cell table:style-name="ce2" office:value-type="float" office:value="0.920998692512512" calcext:value-type="float">
            <text:p>0.92100</text:p>
          </table:table-cell>
          <table:table-cell table:style-name="ce2" office:value-type="float" office:value="0.927760422229767" calcext:value-type="float">
            <text:p>0.92776</text:p>
          </table:table-cell>
          <table:table-cell table:style-name="ce2" office:value-type="float" office:value="0.914382338523865" calcext:value-type="float">
            <text:p>0.91438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0.301706403493881" calcext:value-type="float">
            <text:p>0.30171</text:p>
          </table:table-cell>
          <table:table-cell table:style-name="ce2" office:value-type="float" office:value="0.882607996463776" calcext:value-type="float">
            <text:p>0.88261</text:p>
          </table:table-cell>
          <table:table-cell office:value-type="float" office:value="360" calcext:value-type="float">
            <text:p>360</text:p>
          </table:table-cell>
          <table:table-cell office:value-type="float" office:value="3240" calcext:value-type="float">
            <text:p>3240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ce2" office:value-type="float" office:value="0.882607996463776" calcext:value-type="float">
            <text:p>0.88261</text:p>
          </table:table-cell>
          <table:table-cell table:style-name="ce2" office:value-type="float" office:value="0.887874782085419" calcext:value-type="float">
            <text:p>0.88787</text:p>
          </table:table-cell>
          <table:table-cell table:style-name="ce2" office:value-type="float" office:value="0.896052658557892" calcext:value-type="float">
            <text:p>0.89605</text:p>
          </table:table-cell>
          <table:table-cell table:style-name="ce2" office:value-type="float" office:value="0.876055896282196" calcext:value-type="float">
            <text:p>0.87606</text:p>
          </table:table-cell>
        </table:table-row>
        <table:table-row table:style-name="ro1">
          <table:table-cell office:value-type="string" calcext:value-type="string">
            <text:p>IVV-satu.pickle</text:p>
          </table:table-cell>
          <table:table-cell office:value-type="float" office:value="0.95" calcext:value-type="float">
            <text:p>0.95</text:p>
          </table:table-cell>
          <table:table-cell table:style-name="ce2" office:value-type="float" office:value="0.453442513942719" calcext:value-type="float">
            <text:p>0.45344</text:p>
          </table:table-cell>
          <table:table-cell table:style-name="ce2" office:value-type="float" office:value="0.823245584964752" calcext:value-type="float">
            <text:p>0.82325</text:p>
          </table:table-cell>
          <table:table-cell office:value-type="float" office:value="180" calcext:value-type="float">
            <text:p>180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0.95" calcext:value-type="float">
            <text:p>0.95</text:p>
          </table:table-cell>
          <table:table-cell table:style-name="ce2" office:value-type="float" office:value="0.823245584964752" calcext:value-type="float">
            <text:p>0.82325</text:p>
          </table:table-cell>
          <table:table-cell table:style-name="ce2" office:value-type="float" office:value="0.823141157627106" calcext:value-type="float">
            <text:p>0.82314</text:p>
          </table:table-cell>
          <table:table-cell table:style-name="ce2" office:value-type="float" office:value="0.80940055847168" calcext:value-type="float">
            <text:p>0.80940</text:p>
          </table:table-cell>
          <table:table-cell table:style-name="ce2" office:value-type="float" office:value="0.820052325725555" calcext:value-type="float">
            <text:p>0.82005</text:p>
          </table:table-cell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0.0589710623025894" calcext:value-type="float">
            <text:p>0.05897</text:p>
          </table:table-cell>
          <table:table-cell table:style-name="ce2" office:value-type="float" office:value="0.978055536746979" calcext:value-type="float">
            <text:p>0.97806</text:p>
          </table:table-cell>
          <table:table-cell office:value-type="float" office:value="2880" calcext:value-type="float">
            <text:p>2880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0.0648803263902664" calcext:value-type="float">
            <text:p>0.06488</text:p>
          </table:table-cell>
          <table:table-cell table:style-name="ce2" office:value-type="float" office:value="0.977083325386047" calcext:value-type="float">
            <text:p>0.97708</text:p>
          </table:table-cell>
          <table:table-cell office:value-type="float" office:value="2520" calcext:value-type="float">
            <text:p>2520</text:p>
          </table:table-cell>
          <table:table-cell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0.0865994840860367" calcext:value-type="float">
            <text:p>0.08660</text:p>
          </table:table-cell>
          <table:table-cell table:style-name="ce2" office:value-type="float" office:value="0.970694422721863" calcext:value-type="float">
            <text:p>0.97069</text:p>
          </table:table-cell>
          <table:table-cell office:value-type="float" office:value="2160" calcext:value-type="float">
            <text:p>2160</text:p>
          </table:table-cell>
          <table:table-cell office:value-type="float" office:value="1440" calcext:value-type="float">
            <text:p>14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109403200447559" calcext:value-type="float">
            <text:p>0.10940</text:p>
          </table:table-cell>
          <table:table-cell table:style-name="ce2" office:value-type="float" office:value="0.959277749061585" calcext:value-type="float">
            <text:p>0.95928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0.109193906188011" calcext:value-type="float">
            <text:p>0.10919</text:p>
          </table:table-cell>
          <table:table-cell table:style-name="ce2" office:value-type="float" office:value="0.960254609584808" calcext:value-type="float">
            <text:p>0.96025</text:p>
          </table:table-cell>
          <table:table-cell office:value-type="float" office:value="1440" calcext:value-type="float">
            <text:p>1440</text:p>
          </table:table-cell>
          <table:table-cell office:value-type="float" office:value="2160" calcext:value-type="float">
            <text:p>2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0.142752543091774" calcext:value-type="float">
            <text:p>0.14275</text:p>
          </table:table-cell>
          <table:table-cell table:style-name="ce2" office:value-type="float" office:value="0.946071445941925" calcext:value-type="float">
            <text:p>0.94607</text:p>
          </table:table-cell>
          <table:table-cell office:value-type="float" office:value="1080" calcext:value-type="float">
            <text:p>1080</text:p>
          </table:table-cell>
          <table:table-cell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8" calcext:value-type="float">
            <text:p>0.8</text:p>
          </table:table-cell>
          <table:table-cell table:style-name="ce2" office:value-type="float" office:value="0.202514708042145" calcext:value-type="float">
            <text:p>0.20251</text:p>
          </table:table-cell>
          <table:table-cell table:style-name="ce2" office:value-type="float" office:value="0.920998692512512" calcext:value-type="float">
            <text:p>0.92100</text:p>
          </table:table-cell>
          <table:table-cell office:value-type="float" office:value="720" calcext:value-type="float">
            <text:p>720</text:p>
          </table:table-cell>
          <table:table-cell office:value-type="float" office:value="2880" calcext:value-type="float">
            <text:p>28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0.295136004686356" calcext:value-type="float">
            <text:p>0.29514</text:p>
          </table:table-cell>
          <table:table-cell table:style-name="ce2" office:value-type="float" office:value="0.887874782085419" calcext:value-type="float">
            <text:p>0.88787</text:p>
          </table:table-cell>
          <table:table-cell office:value-type="float" office:value="360" calcext:value-type="float">
            <text:p>360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CR-rena.pickle</text:p>
          </table:table-cell>
          <table:table-cell office:value-type="float" office:value="0.95" calcext:value-type="float">
            <text:p>0.95</text:p>
          </table:table-cell>
          <table:table-cell table:style-name="ce2" office:value-type="float" office:value="0.478599786758423" calcext:value-type="float">
            <text:p>0.47860</text:p>
          </table:table-cell>
          <table:table-cell table:style-name="ce2" office:value-type="float" office:value="0.823141157627106" calcext:value-type="float">
            <text:p>0.82314</text:p>
          </table:table-cell>
          <table:table-cell office:value-type="float" office:value="180" calcext:value-type="float">
            <text:p>180</text:p>
          </table:table-cell>
          <table:table-cell office:value-type="float" office:value="3420" calcext:value-type="float">
            <text:p>34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0.0698219388723373" calcext:value-type="float">
            <text:p>0.06982</text:p>
          </table:table-cell>
          <table:table-cell table:style-name="ce2" office:value-type="float" office:value="0.976242661476135" calcext:value-type="float">
            <text:p>0.97624</text:p>
          </table:table-cell>
          <table:table-cell office:value-type="float" office:value="2880" calcext:value-type="float">
            <text:p>2880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0.0649662092328072" calcext:value-type="float">
            <text:p>0.06497</text:p>
          </table:table-cell>
          <table:table-cell table:style-name="ce2" office:value-type="float" office:value="0.977826535701752" calcext:value-type="float">
            <text:p>0.97783</text:p>
          </table:table-cell>
          <table:table-cell office:value-type="float" office:value="2520" calcext:value-type="float">
            <text:p>2520</text:p>
          </table:table-cell>
          <table:table-cell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0.0919030159711838" calcext:value-type="float">
            <text:p>0.09190</text:p>
          </table:table-cell>
          <table:table-cell table:style-name="ce2" office:value-type="float" office:value="0.968680560588837" calcext:value-type="float">
            <text:p>0.96868</text:p>
          </table:table-cell>
          <table:table-cell office:value-type="float" office:value="2160" calcext:value-type="float">
            <text:p>2160</text:p>
          </table:table-cell>
          <table:table-cell office:value-type="float" office:value="1440" calcext:value-type="float">
            <text:p>14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09280876070261" calcext:value-type="float">
            <text:p>0.09281</text:p>
          </table:table-cell>
          <table:table-cell table:style-name="ce2" office:value-type="float" office:value="0.965861082077026" calcext:value-type="float">
            <text:p>0.96586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0.115125067532063" calcext:value-type="float">
            <text:p>0.11513</text:p>
          </table:table-cell>
          <table:table-cell table:style-name="ce2" office:value-type="float" office:value="0.958820641040802" calcext:value-type="float">
            <text:p>0.95882</text:p>
          </table:table-cell>
          <table:table-cell office:value-type="float" office:value="1440" calcext:value-type="float">
            <text:p>1440</text:p>
          </table:table-cell>
          <table:table-cell office:value-type="float" office:value="2160" calcext:value-type="float">
            <text:p>2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0.144583344459534" calcext:value-type="float">
            <text:p>0.14458</text:p>
          </table:table-cell>
          <table:table-cell table:style-name="ce2" office:value-type="float" office:value="0.946679174900055" calcext:value-type="float">
            <text:p>0.94668</text:p>
          </table:table-cell>
          <table:table-cell office:value-type="float" office:value="1080" calcext:value-type="float">
            <text:p>1080</text:p>
          </table:table-cell>
          <table:table-cell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8" calcext:value-type="float">
            <text:p>0.8</text:p>
          </table:table-cell>
          <table:table-cell table:style-name="ce2" office:value-type="float" office:value="0.1911990493536" calcext:value-type="float">
            <text:p>0.19120</text:p>
          </table:table-cell>
          <table:table-cell table:style-name="ce2" office:value-type="float" office:value="0.927760422229767" calcext:value-type="float">
            <text:p>0.92776</text:p>
          </table:table-cell>
          <table:table-cell office:value-type="float" office:value="720" calcext:value-type="float">
            <text:p>720</text:p>
          </table:table-cell>
          <table:table-cell office:value-type="float" office:value="2880" calcext:value-type="float">
            <text:p>28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0.27105313539505" calcext:value-type="float">
            <text:p>0.27105</text:p>
          </table:table-cell>
          <table:table-cell table:style-name="ce2" office:value-type="float" office:value="0.896052658557892" calcext:value-type="float">
            <text:p>0.89605</text:p>
          </table:table-cell>
          <table:table-cell office:value-type="float" office:value="360" calcext:value-type="float">
            <text:p>360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-meta.pickle</text:p>
          </table:table-cell>
          <table:table-cell office:value-type="float" office:value="0.95" calcext:value-type="float">
            <text:p>0.95</text:p>
          </table:table-cell>
          <table:table-cell table:style-name="ce2" office:value-type="float" office:value="0.477565854787827" calcext:value-type="float">
            <text:p>0.47757</text:p>
          </table:table-cell>
          <table:table-cell table:style-name="ce2" office:value-type="float" office:value="0.80940055847168" calcext:value-type="float">
            <text:p>0.80940</text:p>
          </table:table-cell>
          <table:table-cell office:value-type="float" office:value="180" calcext:value-type="float">
            <text:p>180</text:p>
          </table:table-cell>
          <table:table-cell office:value-type="float" office:value="3420" calcext:value-type="float">
            <text:p>34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0.0591273717582226" calcext:value-type="float">
            <text:p>0.05913</text:p>
          </table:table-cell>
          <table:table-cell table:style-name="ce2" office:value-type="float" office:value="0.98048609495163" calcext:value-type="float">
            <text:p>0.98049</text:p>
          </table:table-cell>
          <table:table-cell office:value-type="float" office:value="2880" calcext:value-type="float">
            <text:p>2880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0.0777981504797936" calcext:value-type="float">
            <text:p>0.07780</text:p>
          </table:table-cell>
          <table:table-cell table:style-name="ce2" office:value-type="float" office:value="0.973842620849609" calcext:value-type="float">
            <text:p>0.97384</text:p>
          </table:table-cell>
          <table:table-cell office:value-type="float" office:value="2520" calcext:value-type="float">
            <text:p>2520</text:p>
          </table:table-cell>
          <table:table-cell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0.0874562710523605" calcext:value-type="float">
            <text:p>0.08746</text:p>
          </table:table-cell>
          <table:table-cell table:style-name="ce2" office:value-type="float" office:value="0.967799723148346" calcext:value-type="float">
            <text:p>0.96780</text:p>
          </table:table-cell>
          <table:table-cell office:value-type="float" office:value="2160" calcext:value-type="float">
            <text:p>2160</text:p>
          </table:table-cell>
          <table:table-cell office:value-type="float" office:value="1440" calcext:value-type="float">
            <text:p>14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111866191029549" calcext:value-type="float">
            <text:p>0.11187</text:p>
          </table:table-cell>
          <table:table-cell table:style-name="ce2" office:value-type="float" office:value="0.959941506385803" calcext:value-type="float">
            <text:p>0.95994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0.109272204339504" calcext:value-type="float">
            <text:p>0.10927</text:p>
          </table:table-cell>
          <table:table-cell table:style-name="ce2" office:value-type="float" office:value="0.959768533706665" calcext:value-type="float">
            <text:p>0.95977</text:p>
          </table:table-cell>
          <table:table-cell office:value-type="float" office:value="1440" calcext:value-type="float">
            <text:p>1440</text:p>
          </table:table-cell>
          <table:table-cell office:value-type="float" office:value="2160" calcext:value-type="float">
            <text:p>2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0.143869400024414" calcext:value-type="float">
            <text:p>0.14387</text:p>
          </table:table-cell>
          <table:table-cell table:style-name="ce2" office:value-type="float" office:value="0.947063505649567" calcext:value-type="float">
            <text:p>0.94706</text:p>
          </table:table-cell>
          <table:table-cell office:value-type="float" office:value="1080" calcext:value-type="float">
            <text:p>1080</text:p>
          </table:table-cell>
          <table:table-cell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8" calcext:value-type="float">
            <text:p>0.8</text:p>
          </table:table-cell>
          <table:table-cell table:style-name="ce2" office:value-type="float" office:value="0.215432226657867" calcext:value-type="float">
            <text:p>0.21543</text:p>
          </table:table-cell>
          <table:table-cell table:style-name="ce2" office:value-type="float" office:value="0.914382338523865" calcext:value-type="float">
            <text:p>0.91438</text:p>
          </table:table-cell>
          <table:table-cell office:value-type="float" office:value="720" calcext:value-type="float">
            <text:p>720</text:p>
          </table:table-cell>
          <table:table-cell office:value-type="float" office:value="2880" calcext:value-type="float">
            <text:p>28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0.323691576719284" calcext:value-type="float">
            <text:p>0.32369</text:p>
          </table:table-cell>
          <table:table-cell table:style-name="ce2" office:value-type="float" office:value="0.876055896282196" calcext:value-type="float">
            <text:p>0.87606</text:p>
          </table:table-cell>
          <table:table-cell office:value-type="float" office:value="360" calcext:value-type="float">
            <text:p>360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5" calcext:value-type="float">
            <text:p>0.95</text:p>
          </table:table-cell>
          <table:table-cell table:style-name="ce2" office:value-type="float" office:value="0.466869503259659" calcext:value-type="float">
            <text:p>0.46687</text:p>
          </table:table-cell>
          <table:table-cell table:style-name="ce2" office:value-type="float" office:value="0.820052325725555" calcext:value-type="float">
            <text:p>0.82005</text:p>
          </table:table-cell>
          <table:table-cell office:value-type="float" office:value="180" calcext:value-type="float">
            <text:p>180</text:p>
          </table:table-cell>
          <table:table-cell office:value-type="float" office:value="3420" calcext:value-type="float">
            <text:p>342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755144059658051" calcext:value-type="float">
            <text:p>0.755144059658051</text:p>
          </table:table-cell>
          <table:table-cell office:value-type="float" office:value="96" calcext:value-type="float">
            <text:p>96</text:p>
          </table:table-cell>
          <table:table-cell office:value-type="float" office:value="0.755144059658051" calcext:value-type="float">
            <text:p>0.755144059658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826903283596039" calcext:value-type="float">
            <text:p>0.826903283596039</text:p>
          </table:table-cell>
          <table:table-cell office:value-type="float" office:value="192" calcext:value-type="float">
            <text:p>192</text:p>
          </table:table-cell>
          <table:table-cell office:value-type="float" office:value="0.826903283596039" calcext:value-type="float">
            <text:p>0.826903283596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899845659732819" calcext:value-type="float">
            <text:p>0.899845659732819</text:p>
          </table:table-cell>
          <table:table-cell office:value-type="float" office:value="288" calcext:value-type="float">
            <text:p>288</text:p>
          </table:table-cell>
          <table:table-cell office:value-type="float" office:value="0.899845659732819" calcext:value-type="float">
            <text:p>0.899845659732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15432095527649" calcext:value-type="float">
            <text:p>0.915432095527649</text:p>
          </table:table-cell>
          <table:table-cell office:value-type="float" office:value="384" calcext:value-type="float">
            <text:p>384</text:p>
          </table:table-cell>
          <table:table-cell office:value-type="float" office:value="0.915432095527649" calcext:value-type="float">
            <text:p>0.9154320955276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33590531349182" calcext:value-type="float">
            <text:p>0.933590531349182</text:p>
          </table:table-cell>
          <table:table-cell office:value-type="float" office:value="480" calcext:value-type="float">
            <text:p>480</text:p>
          </table:table-cell>
          <table:table-cell office:value-type="float" office:value="0.933590531349182" calcext:value-type="float">
            <text:p>0.9335905313491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40072000026703" calcext:value-type="float">
            <text:p>0.940072000026703</text:p>
          </table:table-cell>
          <table:table-cell office:value-type="float" office:value="576" calcext:value-type="float">
            <text:p>576</text:p>
          </table:table-cell>
          <table:table-cell office:value-type="float" office:value="0.940072000026703" calcext:value-type="float">
            <text:p>0.9400720000267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42335367202759" calcext:value-type="float">
            <text:p>0.942335367202759</text:p>
          </table:table-cell>
          <table:table-cell office:value-type="float" office:value="672" calcext:value-type="float">
            <text:p>672</text:p>
          </table:table-cell>
          <table:table-cell office:value-type="float" office:value="0.942335367202759" calcext:value-type="float">
            <text:p>0.942335367202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54012334346771" calcext:value-type="float">
            <text:p>0.954012334346771</text:p>
          </table:table-cell>
          <table:table-cell office:value-type="float" office:value="768" calcext:value-type="float">
            <text:p>768</text:p>
          </table:table-cell>
          <table:table-cell office:value-type="float" office:value="0.954012334346771" calcext:value-type="float">
            <text:p>0.954012334346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57818925380707" calcext:value-type="float">
            <text:p>0.957818925380707</text:p>
          </table:table-cell>
          <table:table-cell office:value-type="float" office:value="864" calcext:value-type="float">
            <text:p>864</text:p>
          </table:table-cell>
          <table:table-cell office:value-type="float" office:value="0.957818925380707" calcext:value-type="float">
            <text:p>0.957818925380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58539068698883" calcext:value-type="float">
            <text:p>0.958539068698883</text:p>
          </table:table-cell>
          <table:table-cell office:value-type="float" office:value="960" calcext:value-type="float">
            <text:p>960</text:p>
          </table:table-cell>
          <table:table-cell office:value-type="float" office:value="0.958539068698883" calcext:value-type="float">
            <text:p>0.958539068698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68467056751251" calcext:value-type="float">
            <text:p>0.968467056751251</text:p>
          </table:table-cell>
          <table:table-cell office:value-type="float" office:value="1056" calcext:value-type="float">
            <text:p>1056</text:p>
          </table:table-cell>
          <table:table-cell office:value-type="float" office:value="0.968467056751251" calcext:value-type="float">
            <text:p>0.968467056751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71399188041687" calcext:value-type="float">
            <text:p>0.971399188041687</text:p>
          </table:table-cell>
          <table:table-cell office:value-type="float" office:value="1152" calcext:value-type="float">
            <text:p>1152</text:p>
          </table:table-cell>
          <table:table-cell office:value-type="float" office:value="0.971399188041687" calcext:value-type="float">
            <text:p>0.9713991880416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69495892524719" calcext:value-type="float">
            <text:p>0.969495892524719</text:p>
          </table:table-cell>
          <table:table-cell office:value-type="float" office:value="1248" calcext:value-type="float">
            <text:p>1248</text:p>
          </table:table-cell>
          <table:table-cell office:value-type="float" office:value="0.969495892524719" calcext:value-type="float">
            <text:p>0.969495892524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72788095474243" calcext:value-type="float">
            <text:p>0.972788095474243</text:p>
          </table:table-cell>
          <table:table-cell office:value-type="float" office:value="1344" calcext:value-type="float">
            <text:p>1344</text:p>
          </table:table-cell>
          <table:table-cell office:value-type="float" office:value="0.972788095474243" calcext:value-type="float">
            <text:p>0.972788095474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75308656692505" calcext:value-type="float">
            <text:p>0.975308656692505</text:p>
          </table:table-cell>
          <table:table-cell office:value-type="float" office:value="1440" calcext:value-type="float">
            <text:p>1440</text:p>
          </table:table-cell>
          <table:table-cell office:value-type="float" office:value="0.975308656692505" calcext:value-type="float">
            <text:p>0.9753086566925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7644031047821" calcext:value-type="float">
            <text:p>0.97644031047821</text:p>
          </table:table-cell>
          <table:table-cell office:value-type="float" office:value="1536" calcext:value-type="float">
            <text:p>1536</text:p>
          </table:table-cell>
          <table:table-cell office:value-type="float" office:value="0.97644031047821" calcext:value-type="float">
            <text:p>0.97644031047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76337432861328" calcext:value-type="float">
            <text:p>0.976337432861328</text:p>
          </table:table-cell>
          <table:table-cell office:value-type="float" office:value="1632" calcext:value-type="float">
            <text:p>1632</text:p>
          </table:table-cell>
          <table:table-cell office:value-type="float" office:value="0.976337432861328" calcext:value-type="float">
            <text:p>0.976337432861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7998970746994" calcext:value-type="float">
            <text:p>0.97998970746994</text:p>
          </table:table-cell>
          <table:table-cell office:value-type="float" office:value="1728" calcext:value-type="float">
            <text:p>1728</text:p>
          </table:table-cell>
          <table:table-cell office:value-type="float" office:value="0.97998970746994" calcext:value-type="float">
            <text:p>0.97998970746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78240728378296" calcext:value-type="float">
            <text:p>0.978240728378296</text:p>
          </table:table-cell>
          <table:table-cell office:value-type="float" office:value="1824" calcext:value-type="float">
            <text:p>1824</text:p>
          </table:table-cell>
          <table:table-cell office:value-type="float" office:value="0.978240728378296" calcext:value-type="float">
            <text:p>0.9782407283782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2355952262878" calcext:value-type="float">
            <text:p>0.982355952262878</text:p>
          </table:table-cell>
          <table:table-cell office:value-type="float" office:value="1920" calcext:value-type="float">
            <text:p>1920</text:p>
          </table:table-cell>
          <table:table-cell office:value-type="float" office:value="0.982355952262878" calcext:value-type="float">
            <text:p>0.9823559522628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1018543243408" calcext:value-type="float">
            <text:p>0.981018543243408</text:p>
          </table:table-cell>
          <table:table-cell office:value-type="float" office:value="2016" calcext:value-type="float">
            <text:p>2016</text:p>
          </table:table-cell>
          <table:table-cell office:value-type="float" office:value="0.981018543243408" calcext:value-type="float">
            <text:p>0.9810185432434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1841564178467" calcext:value-type="float">
            <text:p>0.981841564178467</text:p>
          </table:table-cell>
          <table:table-cell office:value-type="float" office:value="2112" calcext:value-type="float">
            <text:p>2112</text:p>
          </table:table-cell>
          <table:table-cell office:value-type="float" office:value="0.981841564178467" calcext:value-type="float">
            <text:p>0.9818415641784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5699594020844" calcext:value-type="float">
            <text:p>0.985699594020844</text:p>
          </table:table-cell>
          <table:table-cell office:value-type="float" office:value="2208" calcext:value-type="float">
            <text:p>2208</text:p>
          </table:table-cell>
          <table:table-cell office:value-type="float" office:value="0.985699594020844" calcext:value-type="float">
            <text:p>0.9856995940208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4979450702667" calcext:value-type="float">
            <text:p>0.984979450702667</text:p>
          </table:table-cell>
          <table:table-cell office:value-type="float" office:value="2304" calcext:value-type="float">
            <text:p>2304</text:p>
          </table:table-cell>
          <table:table-cell office:value-type="float" office:value="0.984979450702667" calcext:value-type="float">
            <text:p>0.984979450702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3281910419464" calcext:value-type="float">
            <text:p>0.983281910419464</text:p>
          </table:table-cell>
          <table:table-cell office:value-type="float" office:value="2400" calcext:value-type="float">
            <text:p>2400</text:p>
          </table:table-cell>
          <table:table-cell office:value-type="float" office:value="0.983281910419464" calcext:value-type="float">
            <text:p>0.9832819104194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6265420913696" calcext:value-type="float">
            <text:p>0.986265420913696</text:p>
          </table:table-cell>
          <table:table-cell office:value-type="float" office:value="2496" calcext:value-type="float">
            <text:p>2496</text:p>
          </table:table-cell>
          <table:table-cell office:value-type="float" office:value="0.986265420913696" calcext:value-type="float">
            <text:p>0.986265420913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6522614955902" calcext:value-type="float">
            <text:p>0.986522614955902</text:p>
          </table:table-cell>
          <table:table-cell office:value-type="float" office:value="2592" calcext:value-type="float">
            <text:p>2592</text:p>
          </table:table-cell>
          <table:table-cell office:value-type="float" office:value="0.986522614955902" calcext:value-type="float">
            <text:p>0.9865226149559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7242817878723" calcext:value-type="float">
            <text:p>0.987242817878723</text:p>
          </table:table-cell>
          <table:table-cell office:value-type="float" office:value="2688" calcext:value-type="float">
            <text:p>2688</text:p>
          </table:table-cell>
          <table:table-cell office:value-type="float" office:value="0.987242817878723" calcext:value-type="float">
            <text:p>0.9872428178787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7294256687164" calcext:value-type="float">
            <text:p>0.987294256687164</text:p>
          </table:table-cell>
          <table:table-cell office:value-type="float" office:value="2784" calcext:value-type="float">
            <text:p>2784</text:p>
          </table:table-cell>
          <table:table-cell office:value-type="float" office:value="0.987294256687164" calcext:value-type="float">
            <text:p>0.987294256687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8785982131958" calcext:value-type="float">
            <text:p>0.988785982131958</text:p>
          </table:table-cell>
          <table:table-cell office:value-type="float" office:value="2880" calcext:value-type="float">
            <text:p>2880</text:p>
          </table:table-cell>
          <table:table-cell office:value-type="float" office:value="0.988785982131958" calcext:value-type="float">
            <text:p>0.98878598213195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04811501502991" calcext:value-type="float">
            <text:p>0.90481150150299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46130931377411" calcext:value-type="float">
            <text:p>0.946130931377411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52083349227905" calcext:value-type="float">
            <text:p>0.952083349227905</text:p>
          </table:table-cell>
          <table:table-cell office:value-type="float" office:value="912" calcext:value-type="float">
            <text:p>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71279740333557" calcext:value-type="float">
            <text:p>0.971279740333557</text:p>
          </table:table-cell>
          <table:table-cell office:value-type="float" office:value="1216" calcext:value-type="float">
            <text:p>1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74206328392029" calcext:value-type="float">
            <text:p>0.974206328392029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2043623924255" calcext:value-type="float">
            <text:p>0.982043623924255</text:p>
          </table:table-cell>
          <table:table-cell office:value-type="float" office:value="1824" calcext:value-type="float">
            <text:p>18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412698507309" calcext:value-type="float">
            <text:p>0.98412698507309</text:p>
          </table:table-cell>
          <table:table-cell office:value-type="float" office:value="2128" calcext:value-type="float">
            <text:p>21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799604177475" calcext:value-type="float">
            <text:p>0.98799604177475</text:p>
          </table:table-cell>
          <table:table-cell office:value-type="float" office:value="2432" calcext:value-type="float">
            <text:p>2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9335298538208" calcext:value-type="float">
            <text:p>0.989335298538208</text:p>
          </table:table-cell>
          <table:table-cell office:value-type="float" office:value="2736" calcext:value-type="float">
            <text:p>2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6904740333557" calcext:value-type="float">
            <text:p>0.986904740333557</text:p>
          </table:table-cell>
          <table:table-cell office:value-type="float" office:value="3040" calcext:value-type="float">
            <text:p>30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91418659687042" calcext:value-type="float">
            <text:p>0.991418659687042</text:p>
          </table:table-cell>
          <table:table-cell office:value-type="float" office:value="3344" calcext:value-type="float">
            <text:p>3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88194465637207" calcext:value-type="float">
            <text:p>0.988194465637207</text:p>
          </table:table-cell>
          <table:table-cell office:value-type="float" office:value="3648" calcext:value-type="float">
            <text:p>36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94146823883057" calcext:value-type="float">
            <text:p>0.994146823883057</text:p>
          </table:table-cell>
          <table:table-cell office:value-type="float" office:value="3952" calcext:value-type="float">
            <text:p>3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94295656681061" calcext:value-type="float">
            <text:p>0.994295656681061</text:p>
          </table:table-cell>
          <table:table-cell office:value-type="float" office:value="4256" calcext:value-type="float">
            <text:p>4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9355161190033" calcext:value-type="float">
            <text:p>0.99355161190033</text:p>
          </table:table-cell>
          <table:table-cell office:value-type="float" office:value="4560" calcext:value-type="float">
            <text:p>4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95238065719605" calcext:value-type="float">
            <text:p>0.995238065719605</text:p>
          </table:table-cell>
          <table:table-cell office:value-type="float" office:value="4864" calcext:value-type="float">
            <text:p>48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95634913444519" calcext:value-type="float">
            <text:p>0.995634913444519</text:p>
          </table:table-cell>
          <table:table-cell office:value-type="float" office:value="5168" calcext:value-type="float">
            <text:p>5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95982170104981" calcext:value-type="float">
            <text:p>0.995982170104981</text:p>
          </table:table-cell>
          <table:table-cell office:value-type="float" office:value="5472" calcext:value-type="float">
            <text:p>5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9548614025116" calcext:value-type="float">
            <text:p>0.99548614025116</text:p>
          </table:table-cell>
          <table:table-cell office:value-type="float" office:value="5776" calcext:value-type="float">
            <text:p>5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95436489582062" calcext:value-type="float">
            <text:p>0.995436489582062</text:p>
          </table:table-cell>
          <table:table-cell office:value-type="float" office:value="6080" calcext:value-type="float">
            <text:p>60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96081352233887" calcext:value-type="float">
            <text:p>0.996081352233887</text:p>
          </table:table-cell>
          <table:table-cell office:value-type="float" office:value="6384" calcext:value-type="float">
            <text:p>6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9573415517807" calcext:value-type="float">
            <text:p>0.99573415517807</text:p>
          </table:table-cell>
          <table:table-cell office:value-type="float" office:value="6688" calcext:value-type="float">
            <text:p>66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96775805950165" calcext:value-type="float">
            <text:p>0.996775805950165</text:p>
          </table:table-cell>
          <table:table-cell office:value-type="float" office:value="6992" calcext:value-type="float">
            <text:p>6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97123003005981" calcext:value-type="float">
            <text:p>0.997123003005981</text:p>
          </table:table-cell>
          <table:table-cell office:value-type="float" office:value="7296" calcext:value-type="float">
            <text:p>7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96825397014618" calcext:value-type="float">
            <text:p>0.996825397014618</text:p>
          </table:table-cell>
          <table:table-cell office:value-type="float" office:value="7600" calcext:value-type="float">
            <text:p>7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96428549289703" calcext:value-type="float">
            <text:p>0.996428549289703</text:p>
          </table:table-cell>
          <table:table-cell office:value-type="float" office:value="7904" calcext:value-type="float">
            <text:p>7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96924579143524" calcext:value-type="float">
            <text:p>0.996924579143524</text:p>
          </table:table-cell>
          <table:table-cell office:value-type="float" office:value="8208" calcext:value-type="float">
            <text:p>8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97222244739533" calcext:value-type="float">
            <text:p>0.997222244739533</text:p>
          </table:table-cell>
          <table:table-cell office:value-type="float" office:value="8512" calcext:value-type="float">
            <text:p>85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97023820877075" calcext:value-type="float">
            <text:p>0.997023820877075</text:p>
          </table:table-cell>
          <table:table-cell office:value-type="float" office:value="8816" calcext:value-type="float">
            <text:p>88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G-aene.pickle</text:p>
          </table:table-cell>
          <table:table-cell office:value-type="float" office:value="0.997420608997345" calcext:value-type="float">
            <text:p>0.997420608997345</text:p>
          </table:table-cell>
          <table:table-cell office:value-type="float" office:value="9120" calcext:value-type="float">
            <text:p>9120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33:Sheet1.F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 number:grouping="true"/>
    </number:number-style>
    <number:number-style style:name="N133">
      <number:number number:decimal-places="4" number:min-decimal-places="4" number:min-integer-digits="1" number:grouping="true"/>
    </number:number-style>
    <number:number-style style:name="N134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1:20:00.21666037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1-12-06T12:15:49.250744637</meta:creation-date>
    <dc:date>2022-01-20T11:20:30.598656388</dc:date>
    <dc:creator>Luuk Nolden</dc:creator>
    <meta:editing-duration>PT1H57M32S</meta:editing-duration>
    <meta:editing-cycles>8</meta:editing-cycles>
    <meta:generator>LibreOffice/7.2.3.2$Linux_X86_64 LibreOffice_project/20$Build-2</meta:generator>
    <meta:document-statistic meta:table-count="1" meta:cell-count="56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0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0">
      <style:chart-properties chart:display-label="true" chart:logarithmic="false" chart:min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524cm" svg:y="0.316cm" chart:style-name="ch2">
          <text:p>Accuracy LSTM on Hexameters (3600 lines)</text:p>
        </chart:title>
        <chart:legend chart:legend-position="end" svg:x="13.675cm" svg:y="3.456cm" style:legend-expansion="high" chart:style-name="ch3"/>
        <chart:plot-area chart:style-name="ch4" table:cell-range-address="Sheet1.H33:Sheet1.L41 Sheet1.I32:Sheet1.L32" chart:data-source-has-labels="both" svg:x="1.33cm" svg:y="1.275cm" svg:width="12.026cm" svg:height="6.569cm">
          <chart:coordinate-region svg:x="2.798cm" svg:y="1.474cm" svg:width="10.226cm" svg:height="5.723cm"/>
          <chart:axis chart:dimension="x" chart:name="primary-x" chart:style-name="ch5" chartooo:axis-type="auto">
            <chartooo:date-scale/>
            <chart:title svg:x="5.91cm" svg:y="8.024cm" chart:style-name="ch6">
              <text:p>Percentage test set</text:p>
            </chart:title>
            <chart:categories table:cell-range-address="Sheet1.H33:Sheet1.H41"/>
          </chart:axis>
          <chart:axis chart:dimension="y" chart:name="primary-y" chart:style-name="ch7">
            <chart:title svg:x="0.451cm" svg:y="5.714cm" chart:style-name="ch8">
              <text:p>Accuracy score</text:p>
            </chart:title>
            <chart:grid chart:style-name="ch9" chart:class="major"/>
          </chart:axis>
          <chart:series chart:style-name="ch10" chart:values-cell-range-address="Sheet1.I33:Sheet1.I41" chart:label-cell-address="Sheet1.I32:Sheet1.I32" chart:class="chart:line">
            <chart:data-point chart:repeated="9"/>
          </chart:series>
          <chart:series chart:style-name="ch11" chart:values-cell-range-address="Sheet1.J33:Sheet1.J41" chart:label-cell-address="Sheet1.J32:Sheet1.J32" chart:class="chart:line">
            <chart:data-point chart:repeated="9"/>
          </chart:series>
          <chart:series chart:style-name="ch12" chart:values-cell-range-address="Sheet1.K33:Sheet1.K41" chart:label-cell-address="Sheet1.K32:Sheet1.K32" chart:class="chart:line">
            <chart:data-point chart:repeated="9"/>
          </chart:series>
          <chart:series chart:style-name="ch13" chart:values-cell-range-address="Sheet1.L33:Sheet1.L41" chart:label-cell-address="Sheet1.L32:Sheet1.L32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VV</text:p>
                <draw:g>
                  <svg:desc>Sheet1.I32:Sheet1.I32</svg:desc>
                </draw:g>
              </table:table-cell>
              <table:table-cell office:value-type="string">
                <text:p>LUCR</text:p>
                <draw:g>
                  <svg:desc>Sheet1.J32:Sheet1.J32</svg:desc>
                </draw:g>
              </table:table-cell>
              <table:table-cell office:value-type="string">
                <text:p>OV</text:p>
                <draw:g>
                  <svg:desc>Sheet1.K32:Sheet1.K32</svg:desc>
                </draw:g>
              </table:table-cell>
              <table:table-cell office:value-type="string">
                <text:p>VERG</text:p>
                <draw:g>
                  <svg:desc>Sheet1.L32:Sheet1.L32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Sheet1.H33:Sheet1.H41</svg:desc>
                </draw:g>
              </table:table-cell>
              <table:table-cell office:value-type="float" office:value="0.976180553436279">
                <text:p>0.976180553436279</text:p>
                <draw:g>
                  <svg:desc>Sheet1.I33:Sheet1.I41</svg:desc>
                </draw:g>
              </table:table-cell>
              <table:table-cell office:value-type="float" office:value="0.978055536746979">
                <text:p>0.978055536746979</text:p>
                <draw:g>
                  <svg:desc>Sheet1.J33:Sheet1.J41</svg:desc>
                </draw:g>
              </table:table-cell>
              <table:table-cell office:value-type="float" office:value="0.976242661476135">
                <text:p>0.976242661476135</text:p>
                <draw:g>
                  <svg:desc>Sheet1.K33:Sheet1.K41</svg:desc>
                </draw:g>
              </table:table-cell>
              <table:table-cell office:value-type="float" office:value="0.98048609495163">
                <text:p>0.98048609495163</text:p>
                <draw:g>
                  <svg:desc>Sheet1.L33:Sheet1.L41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75601851940155">
                <text:p>0.975601851940155</text:p>
              </table:table-cell>
              <table:table-cell office:value-type="float" office:value="0.977083325386047">
                <text:p>0.977083325386047</text:p>
              </table:table-cell>
              <table:table-cell office:value-type="float" office:value="0.977826535701752">
                <text:p>0.977826535701752</text:p>
              </table:table-cell>
              <table:table-cell office:value-type="float" office:value="0.973842620849609">
                <text:p>0.97384262084960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68437492847443">
                <text:p>0.968437492847443</text:p>
              </table:table-cell>
              <table:table-cell office:value-type="float" office:value="0.970694422721863">
                <text:p>0.970694422721863</text:p>
              </table:table-cell>
              <table:table-cell office:value-type="float" office:value="0.968680560588837">
                <text:p>0.968680560588837</text:p>
              </table:table-cell>
              <table:table-cell office:value-type="float" office:value="0.967799723148346">
                <text:p>0.96779972314834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6122807264328">
                <text:p>0.96122807264328</text:p>
              </table:table-cell>
              <table:table-cell office:value-type="float" office:value="0.959277749061585">
                <text:p>0.959277749061585</text:p>
              </table:table-cell>
              <table:table-cell office:value-type="float" office:value="0.965861082077026">
                <text:p>0.965861082077026</text:p>
              </table:table-cell>
              <table:table-cell office:value-type="float" office:value="0.959941506385803">
                <text:p>0.95994150638580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5675927400589">
                <text:p>0.95675927400589</text:p>
              </table:table-cell>
              <table:table-cell office:value-type="float" office:value="0.960254609584808">
                <text:p>0.960254609584808</text:p>
              </table:table-cell>
              <table:table-cell office:value-type="float" office:value="0.958820641040802">
                <text:p>0.958820641040802</text:p>
              </table:table-cell>
              <table:table-cell office:value-type="float" office:value="0.959768533706665">
                <text:p>0.95976853370666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39583361148834">
                <text:p>0.939583361148834</text:p>
              </table:table-cell>
              <table:table-cell office:value-type="float" office:value="0.946071445941925">
                <text:p>0.946071445941925</text:p>
              </table:table-cell>
              <table:table-cell office:value-type="float" office:value="0.946679174900055">
                <text:p>0.946679174900055</text:p>
              </table:table-cell>
              <table:table-cell office:value-type="float" office:value="0.947063505649567">
                <text:p>0.94706350564956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27048623561859">
                <text:p>0.927048623561859</text:p>
              </table:table-cell>
              <table:table-cell office:value-type="float" office:value="0.920998692512512">
                <text:p>0.920998692512512</text:p>
              </table:table-cell>
              <table:table-cell office:value-type="float" office:value="0.927760422229767">
                <text:p>0.927760422229767</text:p>
              </table:table-cell>
              <table:table-cell office:value-type="float" office:value="0.914382338523865">
                <text:p>0.91438233852386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882607996463776">
                <text:p>0.882607996463776</text:p>
              </table:table-cell>
              <table:table-cell office:value-type="float" office:value="0.887874782085419">
                <text:p>0.887874782085419</text:p>
              </table:table-cell>
              <table:table-cell office:value-type="float" office:value="0.896052658557892">
                <text:p>0.896052658557892</text:p>
              </table:table-cell>
              <table:table-cell office:value-type="float" office:value="0.876055896282196">
                <text:p>0.87605589628219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823245584964752">
                <text:p>0.823245584964752</text:p>
              </table:table-cell>
              <table:table-cell office:value-type="float" office:value="0.823141157627106">
                <text:p>0.823141157627106</text:p>
              </table:table-cell>
              <table:table-cell office:value-type="float" office:value="0.80940055847168">
                <text:p>0.80940055847168</text:p>
              </table:table-cell>
              <table:table-cell office:value-type="float" office:value="0.820052325725555">
                <text:p>0.820052325725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0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6cm" chart:style-name="ch2">
          <text:p>Accuracy on Virigil's Aeneid</text:p>
        </chart:title>
        <chart:plot-area chart:style-name="ch3" table:cell-range-address="Sheet1.A1:Sheet1.A8 Sheet1.C1:Sheet1.C8" chart:data-source-has-labels="both" svg:x="1.331cm" svg:y="1.275cm" svg:width="14.349cm" svg:height="6.564cm">
          <chart:coordinate-region svg:x="2.799cm" svg:y="1.474cm" svg:width="12.641cm" svg:height="5.718cm"/>
          <chart:axis chart:dimension="x" chart:name="primary-x" chart:style-name="ch4" chartooo:axis-type="auto">
            <chartooo:date-scale/>
            <chart:title svg:x="7.072cm" svg:y="8.019cm" chart:style-name="ch5">
              <text:p>Percentage test set</text:p>
            </chart:title>
            <chart:categories table:cell-range-address="Sheet1.A1:Sheet1.A8"/>
          </chart:axis>
          <chart:axis chart:dimension="y" chart:name="primary-y" chart:style-name="ch6">
            <chart:title svg:x="0.451cm" svg:y="5.712cm" chart:style-name="ch7">
              <text:p>Accuracy score</text:p>
            </chart:title>
            <chart:grid chart:style-name="ch8" chart:class="major"/>
          </chart:axis>
          <chart:series chart:style-name="ch9" chart:values-cell-range-address="Sheet1.C1:Sheet1.C8" loext:label-string="accuracy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Sheet1.A1:Sheet1.A8</svg:desc>
                </draw:g>
              </table:table-cell>
              <table:table-cell office:value-type="float" office:value="0.989837408065796">
                <text:p>0.989837408065796</text:p>
                <draw:g>
                  <svg:desc>Sheet1.C1:Sheet1.C8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90447163581848">
                <text:p>0.99044716358184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88732218742371">
                <text:p>0.98873221874237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87296760082245">
                <text:p>0.98729676008224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82765913009644">
                <text:p>0.98276591300964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70542967319489">
                <text:p>0.97054296731948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6931529045105">
                <text:p>0.9693152904510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41079497337341">
                <text:p>0.9410794973373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13cm" svg:height="11.59cm" xlink:href=".." xlink:type="simple" chart:class="chart:line" chart:style-name="ch1">
        <chart:title svg:x="7.656cm" svg:y="0.367cm" chart:style-name="ch2">
          <text:p>Accuracy on Aeneid (720)</text:p>
        </chart:title>
        <chart:plot-area chart:style-name="ch3" table:cell-range-address="Sheet1.C70:Sheet1.D99" chart:data-source-has-labels="column" svg:x="1.423cm" svg:y="1.377cm" svg:width="18.778cm" svg:height="9.001cm">
          <chart:coordinate-region svg:x="2.15cm" svg:y="1.377cm" svg:width="17.91cm" svg:height="7.748cm"/>
          <chart:axis chart:dimension="x" chart:name="primary-x" chart:style-name="ch4" chartooo:axis-type="auto">
            <chartooo:date-scale/>
            <chart:title svg:x="9.657cm" svg:y="10.609cm" chart:style-name="ch5">
              <text:p>Size of train set</text:p>
            </chart:title>
            <chart:categories table:cell-range-address="Sheet1.C70:Sheet1.C99"/>
          </chart:axis>
          <chart:axis chart:dimension="y" chart:name="primary-y" chart:style-name="ch6">
            <chart:title svg:x="0.451cm" svg:y="6.596cm" chart:style-name="ch7">
              <text:p>Accuracy</text:p>
            </chart:title>
            <chart:grid chart:style-name="ch8" chart:class="major"/>
          </chart:axis>
          <chart:series chart:style-name="ch9" chart:values-cell-range-address="Sheet1.D70:Sheet1.D99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96">
                <text:p>96</text:p>
                <draw:g>
                  <svg:desc>Sheet1.C70:Sheet1.C99</svg:desc>
                </draw:g>
              </table:table-cell>
              <table:table-cell office:value-type="float" office:value="0.755144059658051">
                <text:p>0.755144059658051</text:p>
                <draw:g>
                  <svg:desc>Sheet1.D70:Sheet1.D99</svg:desc>
                </draw:g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826903283596039">
                <text:p>0.82690328359603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899845659732819">
                <text:p>0.89984565973281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915432095527649">
                <text:p>0.91543209552764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933590531349182">
                <text:p>0.933590531349182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940072000026703">
                <text:p>0.940072000026703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942335367202759">
                <text:p>0.942335367202759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954012334346771">
                <text:p>0.954012334346771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957818925380707">
                <text:p>0.95781892538070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958539068698883">
                <text:p>0.958539068698883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0.968467056751251">
                <text:p>0.968467056751251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0.971399188041687">
                <text:p>0.971399188041687</text:p>
              </table:table-cell>
            </table:table-row>
            <table:table-row>
              <table:table-cell office:value-type="float" office:value="1248">
                <text:p>1248</text:p>
              </table:table-cell>
              <table:table-cell office:value-type="float" office:value="0.969495892524719">
                <text:p>0.969495892524719</text:p>
              </table:table-cell>
            </table:table-row>
            <table:table-row>
              <table:table-cell office:value-type="float" office:value="1344">
                <text:p>1344</text:p>
              </table:table-cell>
              <table:table-cell office:value-type="float" office:value="0.972788095474243">
                <text:p>0.97278809547424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.975308656692505">
                <text:p>0.975308656692505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0.97644031047821">
                <text:p>0.97644031047821</text:p>
              </table:table-cell>
            </table:table-row>
            <table:table-row>
              <table:table-cell office:value-type="float" office:value="1632">
                <text:p>1632</text:p>
              </table:table-cell>
              <table:table-cell office:value-type="float" office:value="0.976337432861328">
                <text:p>0.976337432861328</text:p>
              </table:table-cell>
            </table:table-row>
            <table:table-row>
              <table:table-cell office:value-type="float" office:value="1728">
                <text:p>1728</text:p>
              </table:table-cell>
              <table:table-cell office:value-type="float" office:value="0.97998970746994">
                <text:p>0.97998970746994</text:p>
              </table:table-cell>
            </table:table-row>
            <table:table-row>
              <table:table-cell office:value-type="float" office:value="1824">
                <text:p>1824</text:p>
              </table:table-cell>
              <table:table-cell office:value-type="float" office:value="0.978240728378296">
                <text:p>0.978240728378296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0.982355952262878">
                <text:p>0.98235595226287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981018543243408">
                <text:p>0.981018543243408</text:p>
              </table:table-cell>
            </table:table-row>
            <table:table-row>
              <table:table-cell office:value-type="float" office:value="2112">
                <text:p>2112</text:p>
              </table:table-cell>
              <table:table-cell office:value-type="float" office:value="0.981841564178467">
                <text:p>0.981841564178467</text:p>
              </table:table-cell>
            </table:table-row>
            <table:table-row>
              <table:table-cell office:value-type="float" office:value="2208">
                <text:p>2208</text:p>
              </table:table-cell>
              <table:table-cell office:value-type="float" office:value="0.985699594020844">
                <text:p>0.985699594020844</text:p>
              </table:table-cell>
            </table:table-row>
            <table:table-row>
              <table:table-cell office:value-type="float" office:value="2304">
                <text:p>2304</text:p>
              </table:table-cell>
              <table:table-cell office:value-type="float" office:value="0.984979450702667">
                <text:p>0.98497945070266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983281910419464">
                <text:p>0.983281910419464</text:p>
              </table:table-cell>
            </table:table-row>
            <table:table-row>
              <table:table-cell office:value-type="float" office:value="2496">
                <text:p>2496</text:p>
              </table:table-cell>
              <table:table-cell office:value-type="float" office:value="0.986265420913696">
                <text:p>0.986265420913696</text:p>
              </table:table-cell>
            </table:table-row>
            <table:table-row>
              <table:table-cell office:value-type="float" office:value="2592">
                <text:p>2592</text:p>
              </table:table-cell>
              <table:table-cell office:value-type="float" office:value="0.986522614955902">
                <text:p>0.986522614955902</text:p>
              </table:table-cell>
            </table:table-row>
            <table:table-row>
              <table:table-cell office:value-type="float" office:value="2688">
                <text:p>2688</text:p>
              </table:table-cell>
              <table:table-cell office:value-type="float" office:value="0.987242817878723">
                <text:p>0.987242817878723</text:p>
              </table:table-cell>
            </table:table-row>
            <table:table-row>
              <table:table-cell office:value-type="float" office:value="2784">
                <text:p>2784</text:p>
              </table:table-cell>
              <table:table-cell office:value-type="float" office:value="0.987294256687164">
                <text:p>0.987294256687164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0.988785982131958">
                <text:p>0.9887859821319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